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0958in"/>
    </style:style>
    <style:style style:name="Table1.B" style:family="table-column">
      <style:table-column-properties style:column-width="2.1861in"/>
    </style:style>
    <style:style style:name="Table1.C" style:family="table-column">
      <style:table-column-properties style:column-width="3.4111in"/>
    </style:style>
    <style:style style:name="Table1.A1" style:family="table-cell">
      <style:table-cell-properties style:vertical-align="middle" fo:padding="0.0194in" fo:border="none"/>
    </style:style>
    <style:style style:name="P1" style:family="paragraph" style:parent-style-name="Text_20_body">
      <style:paragraph-properties fo:margin-left="0in" fo:margin-right="0in" fo:text-indent="0in" style:auto-text-indent="false"/>
    </style:style>
    <style:style style:name="P2" style:family="paragraph" style:parent-style-name="Heading_20_3">
      <style:text-properties fo:font-size="13pt" style:font-size-asian="13pt" style:font-size-complex="13pt"/>
    </style:style>
    <style:style style:name="P3" style:family="paragraph" style:parent-style-name="Text_20_body" style:list-style-name="L1">
      <style:paragraph-properties fo:margin-top="0in" fo:margin-bottom="0in" style:contextual-spacing="false"/>
      <style:text-properties fo:font-size="13pt" style:font-size-asian="13pt" style:font-size-complex="13pt"/>
    </style:style>
    <style:style style:name="P4" style:family="paragraph" style:parent-style-name="Text_20_body" style:list-style-name="L1">
      <style:text-properties fo:font-size="13pt" style:font-size-asian="13pt" style:font-size-complex="13pt"/>
    </style:style>
    <style:style style:name="P5" style:family="paragraph" style:parent-style-name="Horizontal_20_Line">
      <style:text-properties fo:font-size="13pt" style:font-size-asian="13pt" style:font-size-complex="13pt"/>
    </style:style>
    <style:style style:name="P6" style:family="paragraph" style:parent-style-name="Text_20_body">
      <style:paragraph-properties fo:margin-left="0in" fo:margin-right="0in" fo:text-indent="0in" style:auto-text-indent="false"/>
      <style:text-properties fo:font-size="13pt" style:font-size-asian="13pt" style:font-size-complex="13pt"/>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Heading_20_4">
      <style:text-properties fo:font-size="13pt" style:font-size-asian="13pt" style:font-size-complex="13pt"/>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paragraph-properties fo:margin-top="0in" fo:margin-bottom="0in" style:contextual-spacing="false"/>
      <style:text-properties fo:font-size="13pt" style:font-size-asian="13pt" style:font-size-complex="13pt"/>
    </style:style>
    <style:style style:name="P12" style:family="paragraph" style:parent-style-name="Text_20_body" style:list-style-name="L3">
      <style:text-properties fo:font-size="13pt" style:font-size-asian="13pt" style:font-size-complex="13pt"/>
    </style:style>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4"/>
    <style:style style:name="P15" style:family="paragraph" style:parent-style-name="Text_20_body" style:list-style-name="L5">
      <style:paragraph-properties fo:margin-top="0in" fo:margin-bottom="0in" style:contextual-spacing="false"/>
      <style:text-properties fo:font-size="13pt" style:font-size-asian="13pt" style:font-size-complex="13pt"/>
    </style:style>
    <style:style style:name="P16" style:family="paragraph" style:parent-style-name="Text_20_body" style:list-style-name="L5">
      <style:text-properties fo:font-size="13pt" style:font-size-asian="13pt" style:font-size-complex="13pt"/>
    </style:style>
    <style:style style:name="P17" style:family="paragraph" style:parent-style-name="Text_20_body" style:list-style-name="L6">
      <style:paragraph-properties fo:margin-top="0in" fo:margin-bottom="0in" style:contextual-spacing="false"/>
      <style:text-properties fo:font-size="13pt" style:font-size-asian="13pt" style:font-size-complex="13pt"/>
    </style:style>
    <style:style style:name="P18" style:family="paragraph" style:parent-style-name="Text_20_body" style:list-style-name="L6">
      <style:text-properties fo:font-size="13pt" style:font-size-asian="13pt" style:font-size-complex="13pt"/>
    </style:style>
    <style:style style:name="P19" style:family="paragraph" style:parent-style-name="Text_20_body" style:list-style-name="L7">
      <style:paragraph-properties fo:margin-left="0in" fo:margin-right="0in" fo:text-indent="0in" style:auto-text-indent="false"/>
    </style:style>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7">
      <style:paragraph-properties fo:margin-top="0in" fo:margin-bottom="0in" style:contextual-spacing="false"/>
      <style:text-properties fo:font-size="13pt" style:font-size-asian="13pt" style:font-size-complex="13pt"/>
    </style:style>
    <style:style style:name="P23" style:family="paragraph" style:parent-style-name="Text_20_body" style:list-style-name="L7">
      <style:text-properties fo:font-size="13pt" style:font-size-asian="13pt" style:font-size-complex="13pt"/>
    </style:style>
    <style:style style:name="P24" style:family="paragraph" style:parent-style-name="Text_20_body" style:list-style-name="L8">
      <style:paragraph-properties fo:margin-top="0in" fo:margin-bottom="0in" style:contextual-spacing="false"/>
    </style:style>
    <style:style style:name="P25" style:family="paragraph" style:parent-style-name="Text_20_body" style:list-style-name="L8"/>
    <style:style style:name="P26" style:family="paragraph" style:parent-style-name="Table_20_Heading">
      <style:text-properties fo:font-size="13pt" style:font-size-asian="13pt" style:font-size-complex="13pt"/>
    </style:style>
    <style:style style:name="P27" style:family="paragraph" style:parent-style-name="Table_20_Heading">
      <style:paragraph-properties fo:margin-left="0in" fo:margin-right="0in" fo:text-indent="0in" style:auto-text-indent="false"/>
      <style:text-properties fo:font-size="13pt" style:font-size-asian="13pt" style:font-size-complex="13pt"/>
    </style:style>
    <style:style style:name="P28" style:family="paragraph" style:parent-style-name="Table_20_Contents">
      <style:paragraph-properties fo:margin-left="0in" fo:margin-right="0in" fo:text-indent="0in" style:auto-text-indent="false"/>
      <style:text-properties fo:font-size="13pt" style:font-size-asian="13pt" style:font-size-complex="13pt"/>
    </style:style>
    <style:style style:name="P29" style:family="paragraph" style:parent-style-name="Table_20_Contents">
      <style:text-properties fo:font-size="13pt" style:font-size-asian="13pt" style:font-size-complex="13pt"/>
    </style:style>
    <style:style style:name="P30" style:family="paragraph" style:parent-style-name="Standard">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elow is a detailed breakdown of the </text:span><text:span text:style-name="Strong_20_Emphasis"><text:span text:style-name="T1">Anomaly Detection with Autoencoders</text:span></text:span><text:span text:style-name="T1"> project. This project leverages autoencoders, a type of neural network, to identify anomalies (e.g., fraud, network intrusions, or equipment malfunctions) in datasets by learning to reconstruct normal data and flagging deviations based on reconstruction errors. It’s designed to be feasible on lightweight platforms like Lightning.ai’s free tier and includes a unique interactive feature to enhance its appeal.</text:span></text:p>
      <text:h text:style-name="P2" text:outline-level="3">Key Points</text:h>
      <text:list text:style-name="L1">
        <text:list-item>
          <text:p text:style-name="P3">Research suggests the NSL-KDD dataset is a refined version of KDD Cup 1999, addressing issues like data redundancy and imbalance, making it suitable for anomaly detection. </text:p>
        </text:list-item>
        <text:list-item>
          <text:p text:style-name="P3">It seems likely that using autoencoders for network intrusion detection involves training on normal data and setting a threshold for anomalies based on reconstruction errors. </text:p>
        </text:list-item>
        <text:list-item>
          <text:p text:style-name="P4">The evidence leans toward handling categorical features with one-hot encoding and normalizing numeric data for better model performance. </text:p>
        </text:list-item>
      </text:list>
      <text:p text:style-name="P5"/>
      <text:h text:style-name="P2" text:outline-level="3">Dataset Overview</text:h>
      <text:p text:style-name="P6">The NSL-KDD dataset is an improved version of the KDD Cup 1999 dataset, designed for network intrusion detection. It contains network connection records with 41 features and 1 label, indicating whether each connection is normal or an attack type (e.g., DoS, Probe, R2L, U2R). The dataset is split into training (KDDTrain+.csv, 125,973 records) and test (KDDTest+.csv, 22,544 records) sets, making it manageable for resource-constrained environments like Lightning.ai’s free tier.</text:p>
      <text:h text:style-name="P2" text:outline-level="3">Approach</text:h>
      <text:p text:style-name="P6">To use NSL-KDD for anomaly detection with autoencoders:</text:p>
      <text:list text:style-name="L2">
        <text:list-item>
          <text:p text:style-name="P7"><text:span text:style-name="Strong_20_Emphasis"><text:span text:style-name="T1">Data Preparation</text:span></text:span><text:span text:style-name="T1">: Filter normal data from the training set for training, handle categorical features (protocol_type, service, flag) with one-hot encoding, and normalize numeric features to [0,1]. </text:span></text:p>
        </text:list-item>
        <text:list-item>
          <text:p text:style-name="P7"><text:span text:style-name="Strong_20_Emphasis"><text:span text:style-name="T1">Model Training</text:span></text:span><text:span text:style-name="T1">: Train a simple autoencoder on normal data to learn typical patterns, using mean squared error (MSE) as the loss function. </text:span></text:p>
        </text:list-item>
        <text:list-item>
          <text:p text:style-name="P7"><text:span text:style-name="Strong_20_Emphasis"><text:span text:style-name="T1">Threshold Setting</text:span></text:span><text:span text:style-name="T1">: Compute reconstruction errors on normal data, then set a threshold (e.g., mean + 2*standard deviation) to classify test data as normal or anomalous. </text:span></text:p>
        </text:list-item>
        <text:list-item>
          <text:p text:style-name="P8"><text:span text:style-name="Strong_20_Emphasis"><text:span text:style-name="T1">Evaluation</text:span></text:span><text:span text:style-name="T1">: Use the test set to calculate metrics like precision, recall, F1-score, and ROC AUC, focusing on imbalanced data handling. </text:span></text:p>
        </text:list-item>
      </text:list>
      <text:h text:style-name="P2" text:outline-level="3"><text:soft-page-break/>Unique Feature</text:h>
      <text:p text:style-name="P6">An unexpected detail is the interactive dashboard, allowing users to input connection data and see if it’s classified as normal or anomalous, enhancing usability and making it portfolio-ready.</text:p>
      <text:p text:style-name="P5"/>
      <text:p text:style-name="P5"/>
      <text:h text:style-name="P2" text:outline-level="3">Survey Note: Detailed Analysis of Network Intrusion Detection with NSL-KDD Dataset Using Autoencoders</text:h>
      <text:h text:style-name="P9" text:outline-level="4">Introduction</text:h>
      <text:p text:style-name="P6">Network intrusion detection is a critical task in cybersecurity, aimed at identifying malicious activities such as hacking attempts or denial-of-service attacks in computer networks. The NSL-KDD dataset, an improved version of the KDD Cup 1999 dataset, is a widely used benchmark for evaluating intrusion detection systems, particularly for anomaly detection. Introduced to address issues like data redundancy and imbalance in the original dataset, NSL-KDD is suitable for unsupervised methods like autoencoders, which learn patterns from normal data and flag deviations as anomalies. Given the user's interest in using autoencoders for this task, this note explores a detailed approach, highlighting key considerations and steps.</text:p>
      <text:h text:style-name="P9" text:outline-level="4">Dataset Structure and Characteristics</text:h>
      <text:p text:style-name="P1"><text:span text:style-name="T1">The NSL-KDD dataset, available from sources like </text:span><text:a xlink:type="simple" xlink:href="https://www.kaggle.com/datasets/hassan06/nslkdd" office:target-frame-name="_blank" xlink:show="new" text:style-name="Internet_20_link" text:visited-style-name="Visited_20_Internet_20_Link"><text:span text:style-name="T1">Kaggle</text:span></text:a><text:span text:style-name="T1">, comprises network connection records with the following structure:</text:span></text:p>
      <text:list text:style-name="L3">
        <text:list-item>
          <text:p text:style-name="P10"><text:span text:style-name="Strong_20_Emphasis"><text:span text:style-name="T1">Features</text:span></text:span><text:span text:style-name="T1">: 41 features, including both numeric and categorical variables, derived from network traffic. </text:span></text:p>
        </text:list-item>
        <text:list-item>
          <text:p text:style-name="P10"><text:span text:style-name="Strong_20_Emphasis"><text:span text:style-name="T1">Label</text:span></text:span><text:span text:style-name="T1">: 1 attribute indicating the connection type, either "normal" or one of several attack categories (DoS, Probe, R2L, U2R). </text:span></text:p>
        </text:list-item>
        <text:list-item>
          <text:p text:style-name="P10"><text:span text:style-name="Strong_20_Emphasis"><text:span text:style-name="T1">Splits</text:span></text:span><text:span text:style-name="T1">: </text:span></text:p>
          <text:list>
            <text:list-item>
              <text:p text:style-name="P11">Training set (KDDTrain+.csv): 125,973 records. </text:p>
            </text:list-item>
            <text:list-item>
              <text:p text:style-name="P12">Test set (KDDTest+.csv): 22,544 records. </text:p>
            </text:list-item>
          </text:list>
        </text:list-item>
      </text:list>
      <text:p text:style-name="P6">The features include:</text:p>
      <text:list text:style-name="L4">
        <text:list-item>
          <text:p text:style-name="P13"><text:span text:style-name="Strong_20_Emphasis"><text:span text:style-name="T1">Numeric Features</text:span></text:span><text:span text:style-name="T1">: Duration, src_bytes, dst_bytes, count, etc., representing counts or continuous values. </text:span></text:p>
        </text:list-item>
        <text:list-item>
          <text:p text:style-name="P14"><text:span text:style-name="Strong_20_Emphasis"><text:span text:style-name="T1">Categorical Features</text:span></text:span><text:span text:style-name="T1">: Protocol_type (tcp, udp, icmp), service (e.g., http, ftp), and flag (e.g., S0, SF), which are symbolic and require encoding. </text:span></text:p>
        </text:list-item>
      </text:list>
      <text:p text:style-name="P6">The dataset’s design addresses the original KDD Cup 1999 issues by removing duplicate records and increasing the proportion of minority samples in the test set, making it more balanced and suitable for evaluating anomaly detection models.</text:p>
      <text:h text:style-name="P9" text:outline-level="4"><text:soft-page-break/>Known Advantages and Limitations</text:h>
      <text:p text:style-name="P6">Research suggests NSL-KDD improves upon KDD Cup 1999 by:</text:p>
      <text:list text:style-name="L5">
        <text:list-item>
          <text:p text:style-name="P15">Reducing redundancy, ensuring no duplicate records in training and test sets. </text:p>
        </text:list-item>
        <text:list-item>
          <text:p text:style-name="P15">Balancing the distribution, with a higher proportion of minority attack types in the test set, aiding in distinguishing model performance. </text:p>
        </text:list-item>
        <text:list-item>
          <text:p text:style-name="P16">Being computationally affordable, with a reasonable number of records, allowing experiments on the complete set without random sampling. </text:p>
        </text:list-item>
      </text:list>
      <text:p text:style-name="P6">However, limitations include:</text:p>
      <text:list text:style-name="L6">
        <text:list-item>
          <text:p text:style-name="P17">It may still not be a perfect representative of modern network traffic, given its age (2009). </text:p>
        </text:list-item>
        <text:list-item>
          <text:p text:style-name="P18">Potential distribution shifts between training and test sets, which can affect generalization. </text:p>
        </text:list-item>
      </text:list>
      <text:p text:style-name="P6">Given these, NSL-KDD remains a valuable benchmark, especially for resource-constrained environments like Lightning.ai’s free tier.</text:p>
      <text:h text:style-name="P9" text:outline-level="4">Approach to Anomaly Detection with Autoencoders</text:h>
      <text:p text:style-name="P6">Given the unsupervised nature of autoencoders, the approach involves training the model on normal data to learn its patterns and then using reconstruction errors to detect anomalies. Here’s a detailed methodology:</text:p>
      <text:list text:style-name="L7">
        <text:list-item>
          <text:p text:style-name="P19"><text:span text:style-name="Strong_20_Emphasis"><text:span text:style-name="T1">Data Preparation</text:span></text:span><text:span text:style-name="T1">:</text:span></text:p>
          <text:list>
            <text:list-item>
              <text:p text:style-name="P20"><text:span text:style-name="Strong_20_Emphasis"><text:span text:style-name="T1">Separation</text:span></text:span><text:span text:style-name="T1">: Filter the training set (KDDTrain+.csv) to include only normal connections (where class == "normal"), as autoencoders are trained on normal data. This subset will be used for training and validation. </text:span></text:p>
            </text:list-item>
            <text:list-item>
              <text:p text:style-name="P20"><text:span text:style-name="Strong_20_Emphasis"><text:span text:style-name="T1">Feature Handling</text:span></text:span><text:span text:style-name="T1">: Identify categorical features (protocol_type, service, flag) and encode them using one-hot encoding to convert them to numeric values. Normalize numeric features to [0,1] using Min-Max scaling to ensure consistent input for the neural network. </text:span></text:p>
            </text:list-item>
            <text:list-item>
              <text:p text:style-name="P21"><text:span text:style-name="Strong_20_Emphasis"><text:span text:style-name="T1">Split Data</text:span></text:span><text:span text:style-name="T1">: Split the normal data into training (80%) and validation (20%) sets for model training and monitoring. </text:span></text:p>
            </text:list-item>
          </text:list>
          <text:p text:style-name="P19"><text:span text:style-name="Strong_20_Emphasis"><text:span text:style-name="T1">Note</text:span></text:span><text:span text:style-name="T1">: After one-hot encoding, the input dimensionality increases significantly. For example:</text:span></text:p>
          <text:list text:continue-numbering="true">
            <text:list-item>
              <text:p text:style-name="P22">Protocol_type (3 unique values) → 2 binary features. </text:p>
            </text:list-item>
            <text:list-item>
              <text:p text:style-name="P22">Service (approximately 68 unique values, based on KDD Cup 99) → 67 binary features. </text:p>
            </text:list-item>
            <text:list-item>
              <text:p text:style-name="P22">Flag (approximately 10 unique values) → 9 binary features. </text:p>
            </text:list-item>
            <text:list-item>
              <text:p text:style-name="P22">Original numeric features: 38 (total 41 features minus 3 categorical). </text:p>
            </text:list-item>
            <text:list-item>
              <text:p text:style-name="P22">Total input features: 38 + 2 + 67 + 9 = 116 features, which is high-dimensional and requires careful architecture design. </text:p>
            </text:list-item>
          </text:list>
        </text:list-item>
        <text:list-item>
          <text:p text:style-name="P19"><text:span text:style-name="Strong_20_Emphasis"><text:span text:style-name="T1">Autoencoder Architecture</text:span></text:span><text:span text:style-name="T1">:</text:span></text:p>
          <text:list>
            <text:list-item>
              <text:p text:style-name="P22"><text:soft-page-break/>Design a simple autoencoder with an encoder that compresses the input into a lower-dimensional representation and a decoder that reconstructs it. For 116 features, a possible architecture is: </text:p>
              <text:list>
                <text:list-item>
                  <text:p text:style-name="P22">Input Layer: 116 neurons. </text:p>
                </text:list-item>
                <text:list-item>
                  <text:p text:style-name="P22">Encoder: Hidden layer 1 (64 neurons, ReLU), Hidden layer 2 (32 neurons, ReLU), Bottleneck layer (16 neurons, ReLU). </text:p>
                </text:list-item>
                <text:list-item>
                  <text:p text:style-name="P22">Decoder: Hidden layer 3 (32 neurons, ReLU), Hidden layer 4 (64 neurons, ReLU), Output layer (116 neurons, linear or sigmoid activation). </text:p>
                </text:list-item>
              </text:list>
            </text:list-item>
            <text:list-item>
              <text:p text:style-name="P22">Use mean squared error (MSE) as the loss function, measuring the difference between input and reconstructed output, suitable for normalized data. </text:p>
            </text:list-item>
          </text:list>
        </text:list-item>
        <text:list-item>
          <text:p text:style-name="P19"><text:span text:style-name="Strong_20_Emphasis"><text:span text:style-name="T1">Training</text:span></text:span><text:span text:style-name="T1">:</text:span></text:p>
          <text:list>
            <text:list-item>
              <text:p text:style-name="P22">Train the autoencoder on the normal training subset, using an optimizer like Adam with a learning rate of 0.001. Set the batch size to 32-64 to balance memory use and training speed. </text:p>
            </text:list-item>
            <text:list-item>
              <text:p text:style-name="P22">Monitor the reconstruction error on the validation set of normal data to prevent overfitting, implementing early stopping if the validation loss plateaus after, say, 5 epochs. </text:p>
            </text:list-item>
            <text:list-item>
              <text:p text:style-name="P22">Training should take 10-20 minutes on a GPU, fitting within free-tier constraints on Lightning.ai. </text:p>
            </text:list-item>
          </text:list>
        </text:list-item>
        <text:list-item>
          <text:p text:style-name="P19"><text:span text:style-name="Strong_20_Emphasis"><text:span text:style-name="T1">Threshold Setting for Anomaly Detection</text:span></text:span><text:span text:style-name="T1">:</text:span></text:p>
          <text:list>
            <text:list-item>
              <text:p text:style-name="P22">After training, compute the reconstruction error (MSE) for the normal training data. Set a threshold based on statistical methods, such as: </text:p>
              <text:list>
                <text:list-item>
                  <text:p text:style-name="P22">Mean + k * Standard Deviation (e.g., k=2 or 3). </text:p>
                </text:list-item>
                <text:list-item>
                  <text:p text:style-name="P22">Or a percentile (e.g., 95th percentile of errors). </text:p>
                </text:list-item>
              </text:list>
            </text:list-item>
            <text:list-item>
              <text:p text:style-name="P22">This threshold determines whether a test sample is classified as normal (error below threshold) or anomalous (error above threshold). </text:p>
            </text:list-item>
          </text:list>
        </text:list-item>
        <text:list-item>
          <text:p text:style-name="P19"><text:span text:style-name="Strong_20_Emphasis"><text:span text:style-name="T1">Evaluation</text:span></text:span><text:span text:style-name="T1">:</text:span></text:p>
          <text:list>
            <text:list-item>
              <text:p text:style-name="P22">Use the test set (KDDTest+.csv), which contains both normal and attack data, to evaluate the model. Compute the reconstruction error for each test sample and compare it against the threshold. </text:p>
            </text:list-item>
            <text:list-item>
              <text:p text:style-name="P22">Calculate evaluation metrics: </text:p>
              <text:list>
                <text:list-item>
                  <text:p text:style-name="P20"><text:span text:style-name="Strong_20_Emphasis"><text:span text:style-name="T1">Precision</text:span></text:span><text:span text:style-name="T1">: Proportion of flagged anomalies that are true attacks. </text:span></text:p>
                </text:list-item>
                <text:list-item>
                  <text:p text:style-name="P20"><text:span text:style-name="Strong_20_Emphasis"><text:span text:style-name="T1">Recall</text:span></text:span><text:span text:style-name="T1">: Proportion of true attacks detected. </text:span></text:p>
                </text:list-item>
                <text:list-item>
                  <text:p text:style-name="P20"><text:span text:style-name="Strong_20_Emphasis"><text:span text:style-name="T1">F1-Score</text:span></text:span><text:span text:style-name="T1">: Harmonic mean of precision and recall, crucial for imbalanced data. </text:span></text:p>
                </text:list-item>
                <text:list-item>
                  <text:p text:style-name="P20"><text:span text:style-name="Strong_20_Emphasis"><text:span text:style-name="T1">ROC AUC</text:span></text:span><text:span text:style-name="T1">: Area under the Receiver Operating Characteristic curve, assessing the model’s ability to distinguish normal vs. anomalous. </text:span></text:p>
                </text:list-item>
              </text:list>
            </text:list-item>
            <text:list-item>
              <text:p text:style-name="P22">Given the imbalance (more normal than attack records), focus on recall or F1-score to ensure most attacks are caught, and analyze performance across different attack types (e.g., DoS vs. R2L) to identify detection challenges. </text:p>
            </text:list-item>
          </text:list>
        </text:list-item>
        <text:list-item>
          <text:p text:style-name="P19"><text:soft-page-break/><text:span text:style-name="Strong_20_Emphasis"><text:span text:style-name="T1">Interactive Feature</text:span></text:span><text:span text:style-name="T1">:</text:span></text:p>
          <text:list>
            <text:list-item>
              <text:p text:style-name="P23">Enhance the project with an interactive dashboard using Streamlit or Gradio, allowing users to input a connection record (e.g., feature values) and see if it’s classified as normal or anomalous, along with the reconstruction error. This visualization aids in understanding model decisions and makes the project portfolio-ready. </text:p>
            </text:list-item>
          </text:list>
        </text:list-item>
      </text:list>
      <text:h text:style-name="P9" text:outline-level="4">Details to Pay Attention To</text:h>
      <text:p text:style-name="P6">Given the dataset’s characteristics, several details are critical for success:</text:p>
      <text:list text:style-name="L8">
        <text:list-item>
          <text:p text:style-name="P24"><text:span text:style-name="Strong_20_Emphasis"><text:span text:style-name="T1">Feature Engineering</text:span></text:span><text:span text:style-name="T1">: Ensure categorical features are encoded correctly, as mis-handling can introduce noise. For example, protocol_type has three possible values (tcp, udp, icmp), which, when one-hot encoded, add two binary features (since one can be inferred). </text:span></text:p>
        </text:list-item>
        <text:list-item>
          <text:p text:style-name="P24"><text:span text:style-name="Strong_20_Emphasis"><text:span text:style-name="T1">Normalization</text:span></text:span><text:span text:style-name="T1">: Normalize all features to [0,1] to ensure consistent input, but be cautious with features that are counts (e.g., src_bytes), as they may need log transformation if skewed. </text:span></text:p>
        </text:list-item>
        <text:list-item>
          <text:p text:style-name="P24"><text:span text:style-name="Strong_20_Emphasis"><text:span text:style-name="T1">High Dimensionality</text:span></text:span><text:span text:style-name="T1">: With approximately 116 features after encoding, monitor model performance and training time. Consider dimensionality reduction techniques like PCA if resources are tight, though this may affect anomaly detection accuracy. </text:span></text:p>
        </text:list-item>
        <text:list-item>
          <text:p text:style-name="P24"><text:span text:style-name="Strong_20_Emphasis"><text:span text:style-name="T1">Threshold Selection</text:span></text:span><text:span text:style-name="T1">: Experiment with different threshold values (e.g., 2σ, 3σ, 95th percentile) to balance false positives and false negatives, given the imbalance in attack vs. normal data. </text:span></text:p>
        </text:list-item>
        <text:list-item>
          <text:p text:style-name="P24"><text:span text:style-name="Strong_20_Emphasis"><text:span text:style-name="T1">Model Overfitting</text:span></text:span><text:span text:style-name="T1">: Monitor for overfitting by ensuring the validation loss on normal data doesn’t increase, using regularization techniques if needed. </text:span></text:p>
        </text:list-item>
        <text:list-item>
          <text:p text:style-name="P24"><text:span text:style-name="Strong_20_Emphasis"><text:span text:style-name="T1">Evaluation Metrics</text:span></text:span><text:span text:style-name="T1">: Given the rarity of attacks, traditional accuracy is misleading; prioritize F1-score and ROC AUC, and consider oversampling attack data in the test set for better evaluation. </text:span></text:p>
        </text:list-item>
        <text:list-item>
          <text:p text:style-name="P25"><text:span text:style-name="Strong_20_Emphasis"><text:span text:style-name="T1">Dataset Issues</text:span></text:span><text:span text:style-name="T1">: While NSL-KDD addresses redundancy and imbalance, be aware of potential distribution shifts between training and test sets, which can affect generalization. </text:span></text:p>
        </text:list-item>
      </text:list>
      <text:h text:style-name="P9" text:outline-level="4">Comparative Analysis and Alternatives</text:h>
      <text:p text:style-name="P6">NSL-KDD is an improvement over KDD Cup 1999, but for modern applications, newer datasets like UNSW-NB15 or CICIDS2017 might be more representative. However, given the user’s choice, NSL-KDD is appropriate, with its advantages in manageability and established use in research.</text:p>
      <text:h text:style-name="P9" text:outline-level="4"><text:soft-page-break/>Practical Considerations</text:h>
      <text:p text:style-name="P6">Given the resource constraints of Lightning.ai’s free tier, use the complete NSL-KDD dataset as it’s designed to be affordable, with training times fitting within GPU limits (e.g., 10-20 minutes). Leverage Lightning.ai’s tools like experiment tracking to monitor loss and reconstruction errors, enhancing development efficiency.</text:p>
      <text:h text:style-name="P9" text:outline-level="4">Table: Summary of Key Dataset Features and Handl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Feature Type</text:p>
            </table:table-cell>
            <table:table-cell table:style-name="Table1.A1" office:value-type="string">
              <text:p text:style-name="P26">Examples</text:p>
            </table:table-cell>
            <table:table-cell table:style-name="Table1.A1" office:value-type="string">
              <text:p text:style-name="P27">Handling Approach</text:p>
            </table:table-cell>
          </table:table-row>
        </table:table-header-rows>
        <table:table-row>
          <table:table-cell table:style-name="Table1.A1" office:value-type="string">
            <text:p text:style-name="P28">Numeric</text:p>
          </table:table-cell>
          <table:table-cell table:style-name="Table1.A1" office:value-type="string">
            <text:p text:style-name="P28">Duration, src_bytes, count</text:p>
          </table:table-cell>
          <table:table-cell table:style-name="Table1.A1" office:value-type="string">
            <text:p text:style-name="P28">Normalize to [0,1] using Min-Max scaling</text:p>
          </table:table-cell>
        </table:table-row>
        <table:table-row>
          <table:table-cell table:style-name="Table1.A1" office:value-type="string">
            <text:p text:style-name="P28">Categorical</text:p>
          </table:table-cell>
          <table:table-cell table:style-name="Table1.A1" office:value-type="string">
            <text:p text:style-name="P28">Protocol_type, service, flag</text:p>
          </table:table-cell>
          <table:table-cell table:style-name="Table1.A1" office:value-type="string">
            <text:p text:style-name="P28">One-hot encode to convert to binary features</text:p>
          </table:table-cell>
        </table:table-row>
        <table:table-row>
          <table:table-cell table:style-name="Table1.A1" office:value-type="string">
            <text:p text:style-name="P28">Target Variable</text:p>
          </table:table-cell>
          <table:table-cell table:style-name="Table1.A1" office:value-type="string">
            <text:p text:style-name="P28">Normal, DoS, Probe, R2L, U2R</text:p>
          </table:table-cell>
          <table:table-cell table:style-name="Table1.A1" office:value-type="string">
            <text:p text:style-name="P29">Binarize for anomaly detection (normal vs. attack)</text:p>
          </table:table-cell>
        </table:table-row>
      </table:table>
      <text:h text:style-name="P9" text:outline-level="4">Conclusion</text:h>
      <text:p text:style-name="P6">Approaching network intrusion detection with the NSL-KDD dataset using autoencoders involves training on normal data, setting a threshold for anomalies, and evaluating performance with appropriate metrics. Key details to pay attention to include handling high-dimensional inputs after encoding, addressing potential distribution shifts, and ensuring robust evaluation. This project not only builds technical skills but also offers a practical, interactive deliverable for portfolios, making it a valuable learning experience.</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0T14:54:33.073000000</meta:creation-date>
    <dc:date>2025-04-01T20:57:24.390000000</dc:date>
    <meta:editing-duration>P2DT5H52M25S</meta:editing-duration>
    <meta:editing-cycles>3</meta:editing-cycles>
    <meta:generator>LibreOffice/24.8.0.3$Windows_X86_64 LibreOffice_project/0bdf1299c94fe897b119f97f3c613e9dca6be583</meta:generator>
    <meta:document-statistic meta:table-count="1" meta:image-count="0" meta:object-count="0" meta:page-count="6" meta:paragraph-count="103" meta:word-count="1765" meta:character-count="12114" meta:non-whitespace-character-count="10458"/>
  </office:meta>
</office:document-meta>
</file>